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c5000b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color="#ffff00"/>
    </style:style>
    <style:style style:name="P2" style:family="paragraph">
      <style:text-properties fo:font-size="20pt"/>
    </style:style>
    <style:style style:name="T1" style:family="text">
      <style:text-properties fo: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523cm" svg:y="7.622cm" presentation:class="title" presentation:user-transformed="true">
          <draw:text-box>
            <text:p>COLL 100: Breaking Intui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216cm" svg:y="8.13cm" presentation:class="title" presentation:user-transformed="true">
          <draw:text-box>
            <text:p xml:id="id1" text:id="id1" text:style-name="P1"><text:span text:style-name="T1">Dan does not speak for The College of William and Mary. <text:s/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remove" smil:repeatCount="indefinite" presentation:node-type="after-previous" presentation:preset-class="emphasis" presentation:preset-id="ooo-emphasis-blink" presentation:group-id="0">
                  <anim:animate smil:dur="1s" smil:fill="hold" smil:targetElement="id1" anim:sub-item="text" smil:attributeName="visibility" smil:values="hidden;visible" smil:keyTimes="0;0.5" smil:calcMode="discret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1cm" svg:height="3.507cm" svg:x="1.523cm" svg:y="7.622cm" presentation:class="title" presentation:user-transformed="true">
          <draw:text-box>
            <text:p>COLL 100: Breaking Intuition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1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6T08:57:33.879567078</meta:creation-date>
    <dc:date>2015-08-26T09:01:37.506235411</dc:date>
    <meta:editing-duration>PT1M28S</meta:editing-duration>
    <meta:editing-cycles>4</meta:editing-cycles>
    <meta:generator>LibreOffice/4.2.8.2$Linux_x86 LibreOffice_project/420m0$Build-2</meta:generator>
    <meta:document-statistic meta:object-count="30"/>
  </office:meta>
</office:document-meta>
</file>